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2.406cm" fo:break-before="auto" style:use-optimal-row-height="true"/>
    </style:style>
    <style:style style:name="ro6" style:family="table-row">
      <style:table-row-properties style:row-height="5.565cm" fo:break-before="auto" style:use-optimal-row-height="true"/>
    </style:style>
    <style:style style:name="ro7" style:family="table-row">
      <style:table-row-properties style:row-height="2.801cm" fo:break-before="auto" style:use-optimal-row-height="true"/>
    </style:style>
    <style:style style:name="ro8" style:family="table-row">
      <style:table-row-properties style:row-height="2.011cm" fo:break-before="auto" style:use-optimal-row-height="true"/>
    </style:style>
    <style:style style:name="ro9" style:family="table-row">
      <style:table-row-properties style:row-height="1.221cm" fo:break-before="auto" style:use-optimal-row-height="true"/>
    </style:style>
    <style:style style:name="ro10" style:family="table-row">
      <style:table-row-properties style:row-height="1.961cm" fo:break-before="auto" style:use-optimal-row-height="true"/>
    </style:style>
    <style:style style:name="ro11" style:family="table-row">
      <style:table-row-properties style:row-height="1.616cm" fo:break-before="auto" style:use-optimal-row-height="true"/>
    </style:style>
    <style:style style:name="ro12" style:family="table-row">
      <style:table-row-properties style:row-height="2.034cm" fo:break-before="auto" style:use-optimal-row-height="true"/>
    </style:style>
    <style:style style:name="ro13" style:family="table-row">
      <style:table-row-properties style:row-height="6.174cm" fo:break-before="auto" style:use-optimal-row-height="true"/>
    </style:style>
    <style:style style:name="ro14" style:family="table-row">
      <style:table-row-properties style:row-height="5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1_ACCONCIATURA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4" table:number-rows-spanned="1">
            <text:p>Modulo: TECNOLOGIE (MATEMATICA)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ACCOGLIENZA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omministrazione prerequisiti</text:p>
          </table:table-cell>
          <table:table-cell table:style-name="ce4" office:value-type="string" calcext:value-type="string">
            <text:p>prerequisiti di matematica,</text:p>
            <text:p>Consegna patto di responsabilità</text:p>
          </table:table-cell>
          <table:table-cell table:style-name="ce18"/>
          <table:table-cell table:style-name="ce20" table:number-columns-repeated="2"/>
        </table:table-row>
        <table:table-row table:style-name="ro5">
          <table:table-cell table:style-name="ce4" office:value-type="string" calcext:value-type="string">
            <text:p>UNITÀ DI MISURA FONDAMENTALI, SEMPLICI E DERIVATE. PREFISSI DEL SISTEMA INTERNAZIONALE. LE EQUIVALENZE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Descrizione delle unità di Peso, Volume e Capacità attraverso l'utilizzo di smalti, creme e olii. Conversione litri/cc. Utilizzo di boccette senza unità di misura e relative valutazioni e stime.</text:p>
          </table:table-cell>
          <table:table-cell table:style-name="ce4" office:value-type="string" calcext:value-type="string">
            <text:p>Lunghezza, capacità,</text:p>
            <text:p>peso e tempo,</text:p>
            <text:p>unità di misura derivate,</text:p>
            <text:p>multipli e sottomultipli,</text:p>
            <text:p>equivalenze</text:p>
          </table:table-cell>
          <table:table-cell table:style-name="ce19"/>
          <table:table-cell table:style-name="ce21"/>
          <table:table-cell table:style-name="ce20"/>
        </table:table-row>
        <table:table-row table:style-name="ro6">
          <table:table-cell table:style-name="ce4" office:value-type="string" calcext:value-type="string">
            <text:p>CALCOLO DELLO SCORPORO DELL'IVA.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Simulazione dell'apertura di un punto vendita di prodotti cosmetici dove gruppi di tre corsiste interpretano i ruoli di titolare/commerciante, consumatore e grossista/fornitore: i protagonisti devono acquistare il materiale e decidere a quale prezzo metterlo in vendita. Vengono successivamente introdotti fattori di variazione (calo progressivo della clientela, cambio del grossista, promozioni, aumenti del costo del prodotto) con analisi e realizzazione di tabelle.</text:p>
          </table:table-cell>
          <table:table-cell table:style-name="ce4" office:value-type="string" calcext:value-type="string">
            <text:p>significato dell'IVA,</text:p>
            <text:p>aliquote IVA,</text:p>
            <text:p>calcolo dell'IVA,</text:p>
            <text:p>prezzo iva: problemi,</text:p>
            <text:p>scorporo: problemi</text:p>
          </table:table-cell>
          <table:table-cell table:style-name="ce19"/>
          <table:table-cell table:style-name="ce21"/>
          <table:table-cell table:style-name="ce20"/>
        </table:table-row>
        <table:table-row table:style-name="ro7">
          <table:table-cell table:style-name="ce4" office:value-type="string" calcext:value-type="string">
            <text:p>PERCENTUALI SOPRA E SOTTO IL 100.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Calcoli relativi ai concetti di tara, peso lordo e peso netto attraverso prove pratiche eseguite in classe.</text:p>
          </table:table-cell>
          <table:table-cell table:style-name="ce4" office:value-type="string" calcext:value-type="string">
            <text:p>significato della frazione sotto il 100,</text:p>
            <text:p>esempi pratici,</text:p>
            <text:p>Problemi,</text:p>
            <text:p>significato della percentuale sopra il 100,</text:p>
            <text:p>Esempi della vita quotidiana,</text:p>
            <text:p>Problemi,</text:p>
            <text:p>rappresentazione grafica</text:p>
          </table:table-cell>
          <table:table-cell table:style-name="ce19"/>
          <table:table-cell table:style-name="ce21"/>
          <table:table-cell table:style-name="ce20"/>
        </table:table-row>
        <table:table-row table:style-name="ro6">
          <table:table-cell table:style-name="ce4" office:value-type="string" calcext:value-type="string">
            <text:p>AUMENTI E SCONTI PERCENTUALI.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Simulazione dell'apertura di un punto vendita di prodotti cosmetici dove gruppi di tre corsiste interpretano i ruoli di titolare/commerciante, consumatore e grossista/fornitore: i protagonisti devono acquistare il materiale e decidere a quale prezzo metterlo in vendita. Vengono successivamente introdotti fattori di variazione (calo progressivo della clientela, cambio del grossista, promozioni, aumenti del costo del prodotto) con analisi e realizzazione di tabelle.</text:p>
          </table:table-cell>
          <table:table-cell table:style-name="ce4" office:value-type="string" calcext:value-type="string">
            <text:p>sconto,</text:p>
            <text:p>esempi di promozioni e calcolo,</text:p>
            <text:p>problemi sullo sconto,</text:p>
            <text:p>Aumento,</text:p>
            <text:p>problemi sull'aumento,</text:p>
            <text:p>Gli inganni delle promozioni: come scoprirli</text:p>
          </table:table-cell>
          <table:table-cell table:style-name="ce19"/>
          <table:table-cell table:style-name="ce21"/>
          <table:table-cell table:style-name="ce20"/>
        </table:table-row>
        <table:table-row table:style-name="ro8">
          <table:table-cell table:style-name="ce4" office:value-type="string" calcext:value-type="string">
            <text:p>COMPOSIZIONE DEI NUMERI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Descrizione dei numeri naturali, decimali con esempi pratici</text:p>
          </table:table-cell>
          <table:table-cell table:style-name="ce4" office:value-type="string" calcext:value-type="string">
            <text:p>numeri naturali e significato delle cifre,</text:p>
            <text:p>numeri decimali,</text:p>
            <text:p>operazioni fondamentali, calcoli a mente e utilizzo della calcolatrice,</text:p>
            <text:p>ordine crescente e decrescente</text:p>
          </table:table-cell>
          <table:table-cell table:style-name="ce19"/>
          <table:table-cell table:style-name="ce21"/>
          <table:table-cell table:style-name="ce20"/>
        </table:table-row>
        <table:table-row table:style-name="ro3">
          <table:table-cell table:style-name="ce4" office:value-type="string" calcext:value-type="string">
            <text:p>USCITE FORMATIVE</text:p>
          </table:table-cell>
          <table:table-cell table:style-name="ce7" office:value-type="float" office:value="4" calcext:value-type="float">
            <text:p>4</text:p>
          </table:table-cell>
          <table:table-cell table:style-name="ce15" table:number-columns-repeated="2"/>
          <table:table-cell table:style-name="ce18"/>
          <table:table-cell table:style-name="ce20" table:number-columns-repeated="2"/>
        </table:table-row>
        <table:table-row table:style-name="ro8">
          <table:table-cell table:style-name="ce4" office:value-type="string" calcext:value-type="string">
            <text:p>INTRODUZIONE AL CONCETTO DI PERCENTUALE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Composizione degli ingredienti nei cosmetici</text:p>
          </table:table-cell>
          <table:table-cell table:style-name="ce4" office:value-type="string" calcext:value-type="string">
            <text:p>significato della percentuale,</text:p>
            <text:p>uso della percentuale nella quotidianità,</text:p>
            <text:p>calcolo della parte percentuale,</text:p>
            <text:p>calcolo del tasso,</text:p>
            <text:p>Calcolo del totale</text:p>
          </table:table-cell>
          <table:table-cell table:style-name="ce19"/>
          <table:table-cell table:style-name="ce21"/>
          <table:table-cell table:style-name="ce20"/>
        </table:table-row>
        <table:table-row table:style-name="ro9">
          <table:table-cell table:style-name="ce4" office:value-type="string" calcext:value-type="string">
            <text:p>RAPPRESENTAZIONE DI FRAZIONI PROPRIE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rogettazione di formule per eseguire operazioni matematiche con il foglio elettronico Excel</text:p>
          </table:table-cell>
          <table:table-cell table:style-name="ce4" office:value-type="string" calcext:value-type="string">
            <text:p>significato di frazione propria,</text:p>
            <text:p>Rappresentazione grafica</text:p>
          </table:table-cell>
          <table:table-cell table:style-name="ce19"/>
          <table:table-cell table:style-name="ce21"/>
          <table:table-cell table:style-name="ce20"/>
        </table:table-row>
        <table:table-row table:style-name="ro10">
          <table:table-cell table:style-name="ce4" office:value-type="string" calcext:value-type="string">
            <text:p>RAPPRESENTAZIONE DELLE FRAZIONI IMPROPRIE, APPARENTI E EQUIVALENTI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rogettazione di formule per eseguire operazioni matematiche con il foglio elettronico Excel</text:p>
          </table:table-cell>
          <table:table-cell table:style-name="ce4" office:value-type="string" calcext:value-type="string">
            <text:p>significato di frazione impropria, apparente e equivalente,</text:p>
            <text:p>Rappresentazione grafica</text:p>
          </table:table-cell>
          <table:table-cell table:style-name="ce19"/>
          <table:table-cell table:style-name="ce21"/>
          <table:table-cell table:style-name="ce20"/>
        </table:table-row>
        <table:table-row table:style-name="ro11">
          <table:table-cell table:style-name="ce4" office:value-type="string" calcext:value-type="string">
            <text:p>FIGURE GEOMETRICHE SEMPLICI E COMPOSTE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alizzazione del lay out di un salone: pianta in scala del salone attraverso l'utilizzo di forme geometriche piane studiate.</text:p>
          </table:table-cell>
          <table:table-cell table:style-name="ce4" office:value-type="string" calcext:value-type="string">
            <text:p>calcolo area e perimetro figure semplici,</text:p>
            <text:p>realizzazione di figure composte,</text:p>
            <text:p>Calcolo di perimetro e area di figure composte</text:p>
          </table:table-cell>
          <table:table-cell table:style-name="ce19"/>
          <table:table-cell table:style-name="ce21"/>
          <table:table-cell table:style-name="ce20"/>
        </table:table-row>
        <table:table-row table:style-name="ro8">
          <table:table-cell table:style-name="ce4" office:value-type="string" calcext:value-type="string">
            <text:p>RAPPRESENTAZIONE AUTOMATICA DEI NUMERI RELATIVI INTERI SULLA RETTA ORIENTATA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Progettazione di formule per eseguire operazioni matematiche con il foglio elettronico Excel</text:p>
          </table:table-cell>
          <table:table-cell table:style-name="ce4" office:value-type="string" calcext:value-type="string">
            <text:p>la retta orientata,</text:p>
            <text:p>retta orientata come la linea del tempo,</text:p>
            <text:p>ordine crescente,</text:p>
            <text:p>ordine decrescente,</text:p>
            <text:p>Esercitazione</text:p>
          </table:table-cell>
          <table:table-cell table:style-name="ce19"/>
          <table:table-cell table:style-name="ce21"/>
          <table:table-cell table:style-name="ce20"/>
        </table:table-row>
        <table:table-row table:style-name="ro11">
          <table:table-cell table:style-name="ce4" office:value-type="string" calcext:value-type="string">
            <text:p>GEOMETRIA PIANA: AREE E PERIMETRI DI TRIANGOLI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Realizzazione del lay out di un salone: pianta in scala del salone attraverso l'utilizzo di forme geometriche piane studiate.</text:p>
          </table:table-cell>
          <table:table-cell table:style-name="ce4" office:value-type="string" calcext:value-type="string">
            <text:p>enti geometrici,</text:p>
            <text:p>linee e angoli in acconciatura,</text:p>
            <text:p>calcolo del perimetro e area,</text:p>
            <text:p>Termini geometrici in acconciatura</text:p>
          </table:table-cell>
          <table:table-cell table:style-name="ce19"/>
          <table:table-cell table:style-name="ce21"/>
          <table:table-cell table:style-name="ce20"/>
        </table:table-row>
        <table:table-row table:style-name="ro11">
          <table:table-cell table:style-name="ce4" office:value-type="string" calcext:value-type="string">
            <text:p>GEOMETRIA PIANA: AREE E PERIMETRI DI QUADRILATERI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alizzazione del lay out di un salone: pianta in scala del salone attraverso l'utilizzo di forme geometriche piane studiate.</text:p>
          </table:table-cell>
          <table:table-cell table:style-name="ce4" office:value-type="string" calcext:value-type="string">
            <text:p>i quadrilateri,</text:p>
            <text:p>Calcolo di perimetro e area</text:p>
          </table:table-cell>
          <table:table-cell table:style-name="ce19"/>
          <table:table-cell table:style-name="ce21"/>
          <table:table-cell table:style-name="ce20"/>
        </table:table-row>
        <table:table-row table:style-name="ro11">
          <table:table-cell table:style-name="ce4" office:value-type="string" calcext:value-type="string">
            <text:p>LUNGHEZZA DELLA CIRCONFERENZA E AREA DEL CERCHIO.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alizzazione del lay out di un salone: pianta in scala del salone attraverso l'utilizzo di forme geometriche piane studiate.</text:p>
          </table:table-cell>
          <table:table-cell table:style-name="ce4" office:value-type="string" calcext:value-type="string">
            <text:p>il cerchio,</text:p>
            <text:p>calcolo della circonferenza,</text:p>
            <text:p>Calcolo dell'area</text:p>
          </table:table-cell>
          <table:table-cell table:style-name="ce19"/>
          <table:table-cell table:style-name="ce21"/>
          <table:table-cell table:style-name="ce20"/>
        </table:table-row>
        <table:table-row table:style-name="ro11">
          <table:table-cell table:style-name="ce4" office:value-type="string" calcext:value-type="string">
            <text:p>TEOREMA DI PITAGORA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Progettazione di formule per eseguire operazioni matematiche con il foglio elettronico Excel</text:p>
          </table:table-cell>
          <table:table-cell table:style-name="ce4" office:value-type="string" calcext:value-type="string">
            <text:p>significato del teorema di pitagora,</text:p>
            <text:p>calcolo dell'ipotenusa e dei cateti,</text:p>
            <text:p>applicazioni del teorema in geometria piana,</text:p>
            <text:p>Applicazioni del teorema: esempi pratici</text:p>
          </table:table-cell>
          <table:table-cell table:style-name="ce19"/>
          <table:table-cell table:style-name="ce21"/>
          <table:table-cell table:style-name="ce20"/>
        </table:table-row>
        <table:table-row table:style-name="ro9">
          <table:table-cell table:style-name="ce4" office:value-type="string" calcext:value-type="string">
            <text:p>INTRODUZIONE ALLE FRAZIONI: CONCETTO DI FRAZIONE.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iegazione del concetto di frazione attraverso l'utilizzo di esempi pratici (tinte, shampoo)</text:p>
          </table:table-cell>
          <table:table-cell table:style-name="ce4" office:value-type="string" calcext:value-type="string">
            <text:p>numeri frazionari,</text:p>
            <text:p>Le frazioni in acconciatura</text:p>
          </table:table-cell>
          <table:table-cell table:style-name="ce19" office:value-type="string" calcext:value-type="string">
            <text:p>rilevazione competenze scritta</text:p>
          </table:table-cell>
          <table:table-cell table:style-name="ce21"/>
          <table:table-cell/>
        </table:table-row>
        <table:table-row table:style-name="ro12">
          <table:table-cell table:style-name="ce4" office:value-type="string" calcext:value-type="string">
            <text:p>I NUMERI RELATIVI E LA RETTA ORIENTATA: SCRITTURA POSIZIONALE DEI NUMERI.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Descrizione della taratura del termometro. Descrizione del fenomeno dei geloni alle mani e ai piedi.</text:p>
          </table:table-cell>
          <table:table-cell table:style-name="ce4" office:value-type="string" calcext:value-type="string">
            <text:p>significato dei numeri relativi,</text:p>
            <text:p>esempi pratici: temperatura,</text:p>
            <text:p>esempi pratici: estratto conto e bilancio,</text:p>
            <text:p>Modulo e segno</text:p>
          </table:table-cell>
          <table:table-cell table:style-name="ce19"/>
          <table:table-cell table:style-name="ce21"/>
          <table:table-cell table:style-name="ce20"/>
        </table:table-row>
        <table:table-row table:style-name="ro6">
          <table:table-cell table:style-name="ce4" office:value-type="string" calcext:value-type="string">
            <text:p>COMPRAVENDITA: COSTO, SPESA, RICAVO GUADAGNO, PERDITA.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Simulazione dell'apertura di un punto vendita di prodotti cosmetici dove gruppi di tre corsiste interpretano i ruoli di titolare/commerciante, consumatore e grossista/fornitore: i protagonisti devono acquistare il materiale e decidere a quale prezzo metterlo in vendita. Vengono successivamente introdotti fattori di variazione (calo progressivo della clientela, cambio del grossista, promozioni, aumenti del costo del prodotto) con analisi e realizzazione di tabelle.</text:p>
          </table:table-cell>
          <table:table-cell table:style-name="ce4" office:value-type="string" calcext:value-type="string">
            <text:p>i termini della compravendita,</text:p>
            <text:p>la compravendita in un negozio di acconciatura,</text:p>
            <text:p>calcolo della spesa,</text:p>
            <text:p>calcolo del ricavo,</text:p>
            <text:p>Guadagno o perdita?</text:p>
          </table:table-cell>
          <table:table-cell table:style-name="ce19"/>
          <table:table-cell table:style-name="ce21"/>
          <table:table-cell table:style-name="ce20"/>
        </table:table-row>
        <table:table-row table:style-name="ro13">
          <table:table-cell table:style-name="ce4" office:value-type="string" calcext:value-type="string">
            <text:p>PROPORZIONI. PROPRIETÀ FONDAMENTALI DELLE PROPORZIONI.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revisioni sui consumi del materiale di laboratorio (creme, olii, ecc) attraverso l'impostazione e la risoluzione di proporzioni e successiva rappresentazione dei risultati attraverso tabelle e grafici. Rappresentazioni su carta millimetrata di grafici di proporzionalità diretta e inversa di Settore (Consumo corrente in funzione dei tempi di sterilizzazione, Numero appuntamenti in Agenda in funzione dei tempi di esecuzione ecc.)esercitazione singola/di gruppo.</text:p>
          </table:table-cell>
          <table:table-cell table:style-name="ce4" office:value-type="string" calcext:value-type="string">
            <text:p>significato delle proporzioni,</text:p>
            <text:p>l'importanza delle proporzioni in acconciatura,</text:p>
            <text:p>applicazione della proprietà fondamentale: calcolo del termine incognito</text:p>
          </table:table-cell>
          <table:table-cell table:style-name="ce19" office:value-type="string" calcext:value-type="string">
            <text:p>Esercitazione</text:p>
          </table:table-cell>
          <table:table-cell table:style-name="ce21"/>
          <table:table-cell/>
        </table:table-row>
        <table:table-row table:style-name="ro14">
          <table:table-cell table:style-name="ce4" office:value-type="string" calcext:value-type="string">
            <text:p>PROPORZIONALITÀ DIRETTA ED INVERSA.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Previsioni sui consumi del materiale di laboratorio (creme, olii, ecc) attraverso l'impostazione e la risoluzione di proporzioni e successiva rappresentazione dei risultati attraverso tabelle e grafici. Rappresentazioni su carta millimetrata di grafici di proporzionalità diretta e inversa di Settore (Consumo corrente in funzione dei tempi di sterilizzazione, Numero appuntamenti in Agenda in funzione dei tempi di esecuzione ecc.)</text:p>
          </table:table-cell>
          <table:table-cell table:style-name="ce4" office:value-type="string" calcext:value-type="string">
            <text:p>grandezze direttamente proporzionali,</text:p>
            <text:p>esempi pratici di grandezze direttamente proporzionali,</text:p>
            <text:p>Problemi,</text:p>
            <text:p>grandezze inversamente proporzionali,</text:p>
            <text:p>esempi pratici,</text:p>
            <text:p>Problemi,</text:p>
            <text:p>Le proporzioni in acconciatura</text:p>
          </table:table-cell>
          <table:table-cell table:style-name="ce19"/>
          <table:table-cell table:style-name="ce21"/>
          <table:table-cell/>
        </table:table-row>
        <table:table-row table:style-name="ro3" table:number-rows-repeated="1048550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8:38:10.824262690</dc:date>
    <meta:editing-duration>PT41M14S</meta:editing-duration>
    <meta:editing-cycles>14</meta:editing-cycles>
    <meta:generator>LibreOffice/7.3.7.2$Linux_X86_64 LibreOffice_project/30$Build-2</meta:generator>
    <meta:document-statistic meta:table-count="1" meta:cell-count="91" meta:object-count="0"/>
  </office:meta>
</office:document-meta>
</file>